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723348DC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 style:master-page-name="">
      <style:table-properties style:width="17.986cm" fo:margin-left="0.032cm" fo:margin-right="-0.018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327cm" style:rel-column-width="8474*"/>
    </style:style>
    <style:style style:name="Table2.B" style:family="table-column">
      <style:table-column-properties style:column-width="1.926cm" style:rel-column-width="7017*"/>
    </style:style>
    <style:style style:name="Table2.C" style:family="table-column">
      <style:table-column-properties style:column-width="2.928cm" style:rel-column-width="10666*"/>
    </style:style>
    <style:style style:name="Table2.D" style:family="table-column">
      <style:table-column-properties style:column-width="2.401cm" style:rel-column-width="8746*"/>
    </style:style>
    <style:style style:name="Table2.E" style:family="table-column">
      <style:table-column-properties style:column-width="2.404cm" style:rel-column-width="8760*"/>
    </style:style>
    <style:style style:name="Table2.F" style:family="table-column">
      <style:table-column-properties style:column-width="3.002cm" style:rel-column-width="10938*"/>
    </style:style>
    <style:style style:name="Table2.G" style:family="table-column">
      <style:table-column-properties style:column-width="3cm" style:rel-column-width="10934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top" fo:background-color="#b3b3b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b3b3b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D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G1" style:family="table-cell">
      <style:table-cell-properties fo:background-color="#b3b3b3" fo:padding="0.097cm" fo:border="0.002cm solid #000000">
        <style:background-image/>
      </style:table-cell-properties>
    </style:style>
    <style:style style:name="Table3" style:family="table">
      <style:table-properties style:width="18.011cm" fo:margin-left="0cm" fo:margin-right="-0.011cm" table:align="margins" style:writing-mode="lr-tb"/>
    </style:style>
    <style:style style:name="Table3.A" style:family="table-column">
      <style:table-column-properties style:column-width="2.35cm" style:rel-column-width="8551*"/>
    </style:style>
    <style:style style:name="Table3.B" style:family="table-column">
      <style:table-column-properties style:column-width="1.905cm" style:rel-column-width="6933*"/>
    </style:style>
    <style:style style:name="Table3.C" style:family="table-column">
      <style:table-column-properties style:column-width="2.947cm" style:rel-column-width="10726*"/>
    </style:style>
    <style:style style:name="Table3.D" style:family="table-column">
      <style:table-column-properties style:column-width="2.351cm" style:rel-column-width="8558*"/>
    </style:style>
    <style:style style:name="Table3.E" style:family="table-column">
      <style:table-column-properties style:column-width="2.445cm" style:rel-column-width="8897*"/>
    </style:style>
    <style:style style:name="Table3.F" style:family="table-column">
      <style:table-column-properties style:column-width="3cm" style:rel-column-width="10916*"/>
    </style:style>
    <style:style style:name="Table3.G" style:family="table-column">
      <style:table-column-properties style:column-width="3.011cm" style:rel-column-width="1095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4" style:family="table">
      <style:table-properties style:width="18cm" table:align="margins" style:writing-mode="lr-tb"/>
    </style:style>
    <style:style style:name="Table4.A" style:family="table-column">
      <style:table-column-properties style:column-width="7.198cm" style:rel-column-width="26207*"/>
    </style:style>
    <style:style style:name="Table4.B" style:family="table-column">
      <style:table-column-properties style:column-width="10.802cm" style:rel-column-width="3932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1" style:family="table">
      <style:table-properties style:width="18cm" table:align="margins" style:writing-mode="lr-tb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o_20_simples">
      <style:text-properties style:font-name="Verdana" style:font-name-asian="MS Mincho"/>
    </style:style>
    <style:style style:name="P2" style:family="paragraph" style:parent-style-name="Texto_20_simples">
      <style:text-properties style:font-name="Verdana" fo:font-size="6pt" style:font-size-asian="6pt" style:font-size-complex="6pt"/>
    </style:style>
    <style:style style:name="P3" style:family="paragraph" style:parent-style-name="Texto_20_simples">
      <style:paragraph-properties fo:text-align="justify" style:justify-single-word="false"/>
      <style:text-properties style:font-name="Verdana" fo:font-size="6pt" style:font-size-asian="6pt" style:font-size-complex="6pt"/>
    </style:style>
    <style:style style:name="P4" style:family="paragraph" style:parent-style-name="Texto_20_simples">
      <style:text-properties style:font-name="Verdana" fo:font-size="6pt" style:font-name-asian="MS Mincho" style:font-size-asian="6pt" style:font-size-complex="6pt"/>
    </style:style>
    <style:style style:name="P5" style:family="paragraph" style:parent-style-name="Texto_20_simples">
      <style:paragraph-properties fo:text-align="justify" style:justify-single-word="false"/>
      <style:text-properties style:font-name="Verdana" fo:font-size="6pt" fo:font-weight="bold" style:font-name-asian="MS Mincho" style:font-size-asian="6pt" style:font-weight-asian="bold" style:font-size-complex="6pt" style:font-weight-complex="bold"/>
    </style:style>
    <style:style style:name="P6" style:family="paragraph" style:parent-style-name="Texto_20_simples">
      <style:paragraph-properties fo:text-align="justify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Texto_20_simples">
      <style:paragraph-properties fo:text-align="justify" style:justify-single-word="false"/>
      <style:text-properties style:font-name="Verdana" fo:font-size="7pt" style:font-size-asian="7pt" style:font-size-complex="7pt"/>
    </style:style>
    <style:style style:name="P8" style:family="paragraph" style:parent-style-name="Texto_20_simples">
      <style:paragraph-properties fo:margin-left="0cm" fo:margin-right="0cm" fo:text-indent="1.249cm" style:auto-text-indent="false"/>
      <style:text-properties style:font-name="Verdana" fo:font-size="6pt" style:font-name-asian="MS Mincho" style:font-size-asian="6pt" style:font-size-complex="6pt"/>
    </style:style>
    <style:style style:name="P9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MS Mincho" style:font-size-asian="6pt" style:font-weight-asian="bold" style:font-name-complex="Courier New" style:font-size-complex="6pt" style:language-complex="ar" style:country-complex="SA" style:font-weight-complex="bold"/>
    </style:style>
    <style:style style:name="P11" style:family="paragraph" style:parent-style-name="Texto_20_simples">
      <style:paragraph-properties fo:text-align="end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Times New Roman" style:font-size-asian="6pt" style:font-weight-asian="bold" style:font-size-complex="6pt" style:language-complex="ar" style:country-complex="SA" style:font-weight-complex="bold"/>
    </style:style>
    <style:style style:name="P12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Verdana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3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Verdana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/>
    </style:style>
    <style:style style:name="P15" style:family="paragraph" style:parent-style-name="Table_20_Contents">
      <style:paragraph-properties fo:text-align="start" style:justify-single-word="false"/>
      <style:text-properties style:font-name="Verdana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018cm solid #000000">
        <style:background-image/>
      </style:paragraph-properties>
      <style:text-properties fo:color="#000000" style:font-name="Verdana" fo:font-size="10pt" fo:font-weight="bold" style:font-name-asian="MS Mincho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use-window-font-color="true" style:font-name="Verdana" fo:font-size="6pt" fo:language="pt" fo:country="PT" fo:font-style="normal" fo:font-weight="normal" style:font-name-asian="Times New Roman" style:font-size-asian="6pt" style:font-style-asian="normal" style:font-weight-asian="normal" style:font-name-complex="Courier New" style:font-size-complex="6pt" style:language-complex="ar" style:country-complex="SA" style:font-style-complex="normal" style:font-weight-complex="normal"/>
    </style:style>
    <style:style style:name="P23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fo:font-weight="normal" style:font-name-asian="MS Mincho" style:font-weight-asian="normal" style:font-weight-complex="normal"/>
    </style:style>
    <style:style style:name="T2" style:family="text">
      <style:text-properties fo:color="#000000" style:font-name-asian="MS Mincho"/>
    </style:style>
    <style:style style:name="T3" style:family="text">
      <style:text-properties fo:color="#000000" fo:font-weight="bold" style:font-name-asian="MS Mincho" style:font-weight-asian="bold" style:font-weight-complex="bold"/>
    </style:style>
    <style:style style:name="T4" style:family="text">
      <style:text-properties fo:font-weight="bold" style:font-name-asian="MS Mincho" style:font-weight-asian="bold" style:font-weight-complex="bold"/>
    </style:style>
    <style:style style:name="T5" style:family="text">
      <style:text-properties style:font-name-asian="MS Mincho"/>
    </style:style>
    <style:style style:name="T6" style:family="text">
      <style:text-properties style:font-name="Century Goth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graphics1" text:anchor-type="paragraph" svg:x="0.508cm" svg:y="0.326cm" svg:width="2.372cm" svg:height="3.062cm" draw:z-index="0"><draw:image xlink:href="[Dat4.url_logo]" xlink:type="simple" xlink:show="embed" xlink:actuate="onLoad"/></draw:frame></text:p>
      <text:p text:style-name="P18"/>
      <text:p text:style-name="P18"/>
      <text:p text:style-name="P18">[Dat4.nom_prefeitura]</text:p>
      <text:p text:style-name="P18">[Dat4.nom_secretaria]</text:p>
      <text:p text:style-name="P19">[Dat4.setor_arrecadacao]</text:p>
      <text:p text:style-name="P17"/>
      <text:p text:style-name="P17"/>
      <text:p text:style-name="P17"/>
      <text:p text:style-name="P17"/>
      <text:p text:style-name="P1"/>
      <text:p text:style-name="P21">TERMO CONSOLIDAÇÃO – <text:span text:style-name="T6">Nº </text:span>[Dat.notificacao_nr]</text:p>
      <text:p text:style-name="P1"/>
      <text:p text:style-name="P2"><text:span text:style-name="T4">CONTRIBUINTE:</text:span><text:span text:style-name="T5"> </text:span><text:span text:style-name="T1">[Dat.contribuinte]</text:span></text:p>
      <text:p text:style-name="P2"><text:span text:style-name="T4">DOMICÍLIO FISCAL:</text:span><text:span text:style-name="T5"> </text:span><text:span text:style-name="T1">[Dat.domicilio_fiscal]</text:span></text:p>
      <text:p text:style-name="P2"><text:span text:style-name="T4">C.P.F./C.N.P.J.: </text:span><text:span text:style-name="T1">[Dat.cpf_cnpj]</text:span></text:p>
      <text:p text:style-name="P2"><text:span text:style-name="T4">INSCRIÇÃO IMOBILIÁRIA MUNICIPAL: </text:span><text:span text:style-name="T1">[Dat.inscricao_municipal]</text:span></text:p>
      <text:p text:style-name="P2"><text:span text:style-name="T4">INSCRIÇÃO NO CADASTRO GERAL DE ATIVIDADES: </text:span><text:span text:style-name="T1">[Dat.inscricao_economica]</text:span></text:p>
      <text:p text:style-name="P2"><text:span text:style-name="T4">DATA DA NOTIFICACAO: </text:span><text:span text:style-name="T1">[Dat.dt_notificacao]</text:span></text:p>
      <text:p text:style-name="P2"><text:span text:style-name="T4">ASSUNTO: </text:span><text:span text:style-name="T2">ACORDO ADMINISTRATIVO PENDENTE</text:span></text:p>
      <text:p text:style-name="P1"/>
      <text:p text:style-name="P1"/>
      <text:p text:style-name="P4">Prezado(a) Contribuinte,</text:p>
      <text:p text:style-name="P8"/>
      <text:p text:style-name="P3"><text:span text:style-name="T5">Constam em nossos registros tributários e fiscais, a falta de pagamento da(s) parcela(s) abaixo discriminada(s), referente ao acordo administrativo </text:span><text:span text:style-name="T4">nº <text:s text:c="7"/></text:span><text:span text:style-name="T3">[Dat.nr_acordo_administrativo]</text:span><text:span text:style-name="T5">, realizado em </text:span><text:span text:style-name="T1">[Dat.dt_acordo]</text:span><text:span text:style-name="T4">.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9">Cobrança</text:p>
          </table:table-cell>
          <table:table-cell table:style-name="Table2.B1" office:value-type="string">
            <text:p text:style-name="P9">Parcela</text:p>
          </table:table-cell>
          <table:table-cell table:style-name="Table2.B1" office:value-type="string">
            <text:p text:style-name="P10">Vencimento</text:p>
          </table:table-cell>
          <table:table-cell table:style-name="Table2.D1" office:value-type="string">
            <text:p text:style-name="P9">Valor da Parcela</text:p>
          </table:table-cell>
          <table:table-cell table:style-name="Table2.D1" office:value-type="string">
            <text:p text:style-name="P10">Situação</text:p>
          </table:table-cell>
          <table:table-cell table:style-name="Table2.D1" office:value-type="string">
            <text:p text:style-name="P10">Data Pagamento</text:p>
          </table:table-cell>
          <table:table-cell table:style-name="Table2.G1" office:value-type="string">
            <text:p text:style-name="P10">Valor Pago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2">[Dat2.nr_acordo_administrativo;block=table:table-row]</text:p>
          </table:table-cell>
          <table:table-cell table:style-name="Table3.A1" office:value-type="string">
            <text:p text:style-name="P12">[Dat2.parcelas;block=table:table-row]</text:p>
          </table:table-cell>
          <table:table-cell table:style-name="Table3.A1" office:value-type="string">
            <text:p text:style-name="P12">[Dat2.dt_vencimento;block=table:table-row]</text:p>
          </table:table-cell>
          <table:table-cell table:style-name="Table3.A1" office:value-type="string">
            <text:p text:style-name="P12">[Dat2.vlr_parcela;block=table:table-row]</text:p>
          </table:table-cell>
          <table:table-cell table:style-name="Table3.A1" office:value-type="string">
            <text:p text:style-name="P12">[Dat2.situacao;block=table:table-row]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>0,00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Valor Total das Parcelas</text:p>
          </table:table-cell>
          <table:table-cell table:style-name="Table4.B1" office:value-type="string">
            <text:p text:style-name="P12">[Dat3.vlr_total]</text:p>
          </table:table-cell>
        </table:table-row>
      </table:table>
      <text:p text:style-name="P6">[var.msg; if [val]=1;then '</text:p>
      <text:p text:style-name="P7">[Dat4.msg_doc]</text:p>
      <text:p text:style-name="P16">']</text:p>
      <text:p text:style-name="P16">[var.resposaveis; if [val]=2;then '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  <text:p text:style-name="P15">______________________________</text:p>
          </table:table-cell>
          <table:table-cell table:style-name="Table1.A1" office:value-type="string">
            <text:p text:style-name="P14"/>
            <text:p text:style-name="P15">______________________________</text:p>
          </table:table-cell>
        </table:table-row>
        <table:table-row>
          <table:table-cell table:style-name="Table1.A1" office:value-type="string">
            <text:p text:style-name="P24">[Dat4.nom_chefe_departamento]</text:p>
          </table:table-cell>
          <table:table-cell table:style-name="Table1.A1" office:value-type="string">
            <text:p text:style-name="P23">﻿[Dat4.nom_coordenador]</text:p>
          </table:table-cell>
        </table:table-row>
      </table:table>
      <text:p text:style-name="P16">'][var.resposaveis; if [val]=1;then '</text:p>
      <text:p text:style-name="P13">______________________________</text:p>
      <text:p text:style-name="P22">[Dat4.nom_coordenador]</text:p>
      <text:p text:style-name="P20">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layout-grid-color="#c0c0c0" style:layout-grid-lines="5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REFEITURA  MUNICIPAL  DE  MATA  DE  SAO  JOAO</dc:title>
    <meta:initial-creator>pmsj</meta:initial-creator>
    <meta:creation-date>2005-03-15T08:12:00</meta:creation-date>
    <dc:creator>Fernando Cercato</dc:creator>
    <dc:date>2009-01-23T16:09:24</dc:date>
    <meta:printed-by>Fernando Cercato</meta:printed-by>
    <meta:print-date>2008-11-24T14:21:48</meta:print-date>
    <dc:language>pt-BR</dc:language>
    <meta:editing-cycles>88</meta:editing-cycles>
    <meta:editing-duration>PT6H36M13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40" meta:word-count="160" meta:character-count="1269"/>
  </office:meta>
</office:document-meta>
</file>